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</office:automatic-styles>
  <office:body>
    <office:text>
      <text:p text:style-name="P1"><text:span text:style-name="T1">Protokoll Coding-Team 24.9.2018<text:line-break/>--------------------------------<text:line-break/></text:span></text:p>
      <text:p text:style-name="P2"><text:span text:style-name="T1">Ausstehend:</text:span><text:span text:style-name="T2"/></text:p>
      <text:list text:style-name="L3">
        <text:list-item>
          <text:p text:style-name="P3"><text:span text:style-name="T3">Steinen direkt Wert zuweisen</text:span></text:p>
        </text:list-item>
        <text:list-item>
          <text:p text:style-name="P3"><text:span text:style-name="T3">Texturen mit zahlen werden auf den steinen hinzugefügt</text:span></text:p>
        </text:list-item>
        <text:list-item>
          <text:p text:style-name="P3"><text:span text:style-name="T3">Fertigstellung der belagerung<text:s text:c="2"/></text:span></text:p>
        </text:list-item>
      </text:list>
      <text:p text:style-name="P4"><text:span text:style-name="T3">Fehlerbehebung: </text:span></text:p>
      <text:list text:style-name="L5">
        <text:list-item>
          <text:p text:style-name="P5"><text:span text:style-name="T3">Material der steine wird hinzugefügt (Fabe)</text:span></text:p>
        </text:list-item>
        <text:list-item>
          <text:p text:style-name="P5"><text:span text:style-name="T3">Objekte werden zum Prefab umgewandelt </text:span></text:p>
        </text:list-item>
      </text:list>
      <text:p text:style-name="P6"><text:span text:style-name="T3"><text:line-break/><text:s text:c="4"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